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05c" officeooo:paragraph-rsid="000590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Python code here</text:p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1-01-21T08:39:20.147000000</dc:date>
    <meta:editing-duration>PT1M6S</meta:editing-duration>
    <meta:editing-cycles>3</meta:editing-cycles>
    <meta:document-statistic meta:table-count="0" meta:image-count="0" meta:object-count="0" meta:page-count="1" meta:paragraph-count="2" meta:word-count="4" meta:character-count="21" meta:non-whitespace-character-count="17"/>
  </office:meta>
</office:document-meta>
</file>